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7"><text:soft-page-break/>Sat <text:s/>April 14,2018 <text:span text:style-name="T1">18 miles</text:span> </text:p>
      <text:p text:style-name="P7">I ran a slightly hilly 6 mile loop 3 times with a 1 minute rest after the 1<text:span text:style-name="T2">st</text:span> and 2<text:span text:style-name="T2">nd</text:span> loops,</text:p>
      <text:p text:style-name="P7">The average paces for the 3 loops were: 10:26, 10:26 and 9:47.</text:p>
      <text:p text:style-name="P7">45 minutes before running I had a 300 calorie breakfast and 8 ounces to drink.</text:p>
      <text:p text:style-name="P7">During the 2<text:span text:style-name="T2">nd</text:span> and 3<text:span text:style-name="T2">rd</text:span> loops I drank 40 ounces of Gatorade (260 calories) and 2 Salt Sticks.</text:p>
      <text:p text:style-name="P7"/>
      <text:p text:style-name="P7">Sun <text:s/>April 15, 2018 <text:span text:style-name="T1">no running</text:span></text:p>
      <text:p text:style-name="P7"/>
      <text:p text:style-name="P7">Mon <text:s/>April 16, 2018 <text:span text:style-name="T1">4.5 miles</text:span></text:p>
      <text:p text:style-name="P7">I jogged down to the Wise Center, rested a few minutes and ran 4 miles on a treadmill in about 40:00.</text:p>
      <text:p text:style-name="P7"/>
      <text:p text:style-name="P7">Tues <text:s/>April 17, 2018 <text:span text:style-name="T1">no running</text:span></text:p>
      <text:p text:style-name="P7"><text:span text:style-name="T1"/></text:p>
      <text:p text:style-name="P7">Wed <text:s/>April 18, 2018 <text:span text:style-name="T1">5 miles</text:span></text:p>
      <text:p text:style-name="P7">I ran with Jim Fitch and Tiffany Hrach on the Wise Center indoor track.</text:p>
      <text:p text:style-name="P7">Warm up: <text:s/>1.25 miles including ¼ mile of drills. </text:p>
      <text:p text:style-name="P7">Run: 5 x ½ mile with a ¼ mile jog after each run. <text:s/>Average time for ½ mile runs: 4:18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8T11:52:26.63</dc:date>
    <dc:creator>James Lombardi</dc:creator>
    <meta:editing-duration>P2DT14H25M10S</meta:editing-duration>
    <meta:editing-cycles>240</meta:editing-cycles>
    <meta:generator>OpenOffice/4.1.2$Win32 OpenOffice.org_project/412m3$Build-9782</meta:generator>
    <meta:document-statistic meta:table-count="0" meta:image-count="0" meta:object-count="0" meta:page-count="8" meta:paragraph-count="157" meta:word-count="2244" meta:character-count="10895"/>
  </office:meta>
</office:document-meta>
</file>